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4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319cm"/>
      <style:paragraph-properties style:writing-mode="lr-tb"/>
    </style:style>
    <style:style style:name="gr4" style:family="graphic" style:parent-style-name="standard">
      <style:graphic-properties draw:fill="solid" draw:fill-color="#ff8000" draw:opacity="20%" draw:textarea-horizontal-align="justify" draw:textarea-vertical-align="middle" draw:auto-grow-height="false" fo:min-height="1.782cm" fo:min-width="6.72cm" draw:shadow-opacity="20%"/>
    </style:style>
    <style:style style:name="gr5" style:family="graphic" style:parent-style-name="standard">
      <style:graphic-properties draw:fill="solid" draw:fill-color="#81d41a" draw:opacity="20%" draw:textarea-horizontal-align="justify" draw:textarea-vertical-align="middle" draw:auto-grow-height="false" fo:min-height="1.782cm" fo:min-width="3.922cm" draw:shadow-opacity="2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ff8000" draw:opacity="20%"/>
      <style:paragraph-properties fo:text-align="center"/>
    </style:style>
    <style:style style:name="P5" style:family="paragraph">
      <loext:graphic-properties draw:fill="solid" draw:fill-color="#81d41a" draw:opacity="2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848cm" svg:height="0.806cm" svg:x="4.208cm" svg:y="2.192cm">
          <draw:text-box>
            <text:p><text:span text:style-name="T1">image</text:span></text:p>
          </draw:text-box>
        </draw:frame>
        <draw:line draw:style-name="gr2" draw:text-style-name="P2" draw:layer="layout" svg:x1="6.096cm" svg:y1="2.6cm" svg:x2="6.955cm" svg:y2="2.6cm">
          <text:p/>
        </draw:line>
        <draw:frame draw:style-name="gr3" draw:text-style-name="P3" draw:layer="layout" svg:width="1.819cm" svg:height="0.962cm" svg:x="6.966cm" svg:y="2.132cm">
          <draw:text-box>
            <text:p>CL 1</text:p>
          </draw:text-box>
        </draw:frame>
        <draw:frame draw:style-name="gr3" draw:text-style-name="P3" draw:layer="layout" svg:width="1.819cm" svg:height="0.962cm" svg:x="9.666cm" svg:y="2.133cm">
          <draw:text-box>
            <text:p>CL 2</text:p>
          </draw:text-box>
        </draw:frame>
        <draw:line draw:style-name="gr2" draw:text-style-name="P2" draw:layer="layout" svg:x1="8.796cm" svg:y1="2.6cm" svg:x2="9.655cm" svg:y2="2.6cm">
          <text:p/>
        </draw:line>
        <draw:frame draw:style-name="gr3" draw:text-style-name="P3" draw:layer="layout" svg:width="1.819cm" svg:height="0.962cm" svg:x="12.367cm" svg:y="2.133cm">
          <draw:text-box>
            <text:p>CL 2</text:p>
          </draw:text-box>
        </draw:frame>
        <draw:line draw:style-name="gr2" draw:text-style-name="P2" draw:layer="layout" svg:x1="11.497cm" svg:y1="2.6cm" svg:x2="12.356cm" svg:y2="2.6cm">
          <text:p/>
        </draw:line>
        <draw:line draw:style-name="gr2" draw:text-style-name="P2" draw:layer="layout" svg:x1="14.197cm" svg:y1="2.6cm" svg:x2="15.056cm" svg:y2="2.6cm">
          <text:p/>
        </draw:line>
        <draw:frame draw:style-name="gr3" draw:text-style-name="P3" draw:layer="layout" svg:width="1.819cm" svg:height="0.962cm" svg:x="15.068cm" svg:y="2.133cm">
          <draw:text-box>
            <text:p>DL 1</text:p>
          </draw:text-box>
        </draw:frame>
        <draw:line draw:style-name="gr2" draw:text-style-name="P2" draw:layer="layout" svg:x1="16.897cm" svg:y1="2.6cm" svg:x2="17.756cm" svg:y2="2.6cm">
          <text:p/>
        </draw:line>
        <draw:frame draw:style-name="gr3" draw:text-style-name="P3" draw:layer="layout" svg:width="1.819cm" svg:height="0.962cm" svg:x="17.669cm" svg:y="2.133cm">
          <draw:text-box>
            <text:p>DL 2</text:p>
          </draw:text-box>
        </draw:frame>
        <draw:line draw:style-name="gr2" draw:text-style-name="P2" draw:layer="layout" svg:x1="19.496cm" svg:y1="2.6cm" svg:x2="20.355cm" svg:y2="2.6cm">
          <text:p/>
        </draw:line>
        <draw:frame draw:style-name="gr1" draw:text-style-name="P1" draw:layer="layout" svg:width="1.848cm" svg:height="0.806cm" svg:x="20.408cm" svg:y="2.192cm">
          <draw:text-box>
            <text:p><text:span text:style-name="T1">label</text:span></text:p>
          </draw:text-box>
        </draw:frame>
        <draw:custom-shape draw:style-name="gr4" draw:text-style-name="P4" draw:layer="layout" svg:width="7.22cm" svg:height="2.032cm" svg:x="6.966cm" svg:y="1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22cm" svg:height="2.032cm" svg:x="15.066cm" svg:y="1.82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332cm" svg:height="0.962cm" svg:x="7.874cm" svg:y="3.002cm">
          <draw:text-box>
            <text:p>Feature extractor</text:p>
          </draw:text-box>
        </draw:frame>
        <draw:frame draw:style-name="gr7" draw:text-style-name="P3" draw:layer="layout" svg:width="4.574cm" svg:height="0.962cm" svg:x="14.974cm" svg:y="3.002cm">
          <draw:text-box>
            <text:p>MLP Classifier</text:p>
          </draw:text-box>
        </draw:frame>
        <draw:frame draw:style-name="gr8" draw:text-style-name="P6" draw:layer="layout" svg:width="8.461cm" svg:height="0.962cm" svg:x="9.166cm" svg:y="0.918cm">
          <draw:text-box>
            <text:p>CNN for image classification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8-13T18:13:58.495370186</meta:creation-date>
    <dc:date>2021-08-02T17:28:04.986560246</dc:date>
    <meta:editing-duration>PT44M55S</meta:editing-duration>
    <meta:editing-cycles>10</meta:editing-cycles>
    <meta:generator>LibreOffice/6.4.7.2$Linux_X86_64 LibreOffice_project/40$Build-2</meta:generator>
    <meta:document-statistic meta:object-count="41"/>
  </office:meta>
</office:document-meta>
</file>